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asian="Courier New" style:font-name-complex="Courier New" fo:font-weight="bold" style:font-weight-asian="bold" fo:color="#000000" fo:font-size="10pt" style:font-size-asian="10pt" style:font-size-complex="10pt" fo:language="en" fo:country="US"/>
    </style:style>
  </office:automatic-styles>
  <office:body>
    <office:text text:use-soft-page-breaks="true">
      <text:p text:style-name="P1"><text:span text:style-name="T2">text extractor te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de" style:country-asian="A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de" style:country-asian="A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de" style:country-asian="AT" fo:hyphenate="false"/>
    </style: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de" style:country-asian="A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A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A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AT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A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A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erger Niko</meta:initial-creator>
    <dc:creator>sgauruseu</dc:creator>
    <meta:creation-date>2012-06-14T14:17:00Z</meta:creation-date>
    <dc:date>2013-08-30T08:30:00Z</dc:date>
    <meta:template xlink:href="Normal" xlink:type="simple"/>
    <meta:editing-cycles>40</meta:editing-cycles>
    <meta:editing-duration>PT12420S</meta:editing-duration>
    <meta:document-statistic meta:page-count="1" meta:paragraph-count="1" meta:word-count="2" meta:character-count="19" meta:row-count="1" meta:non-whitespace-character-count="18"/>
  </office:meta>
</office:document-meta>
</file>